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master-page-name="Standard">
      <style:paragraph-properties fo:text-align="center" style:justify-single-word="false" style:page-number="1"/>
    </style:style>
    <style:style style:name="T1" style:family="text">
      <style:text-properties fo:font-size="24pt" fo:font-weight="bold" style:font-size-asian="24pt" style:font-weight-asian="bold" style:font-size-complex="24pt"/>
    </style:style>
    <style:style style:name="T2" style:family="text">
      <style:text-properties fo:font-size="18pt" fo:font-weight="bold" style:font-size-asian="18pt" style:font-weight-asian="bold" style:font-size-complex="18pt"/>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imex Mortis</text:span></text:p>
      <text:p text:style-name="P1"><text:span text:style-name="T2">Game Design Document</text:span></text:p>
      <text:p text:style-name="P3"/>
      <text:p text:style-name="P1"><text:span text:style-name="T3">Version 0.1a </text:span></text:p>
      <text:p text:style-name="P1"><text:span text:style-name="T3">Last Edited: August 24, 2019</text:span></text:p>
      <text:p text:style-name="P3"/>
      <text:p text:style-name="P1"><text:span text:style-name="T3">A CGJ Game Developed by:</text:span></text:p>
      <text:p text:style-name="P1"><text:span text:style-name="T3">JLMoondog</text:span></text:p>
      <text:p text:style-name="P1"><text:span text:style-name="T3">Fubarpk</text:span></text:p>
      <text:p text:style-name="P1"><text:span text:style-name="T3">BlinkOk</text:span></text:p>
      <text:p text:style-name="P1"><text:span text:style-name="T3">Conrad-CJB</text:span></text:p>
      <text:p text:style-name="P1"><text:span text:style-name="T3">Janbo</text:span></text:p>
      <text:p text:style-name="P1"><text:span text:style-name="T3">Kasper Hviid</text:span></text:p>
      <text:p text:style-name="P3"/>
      <text:p text:style-name="Standard"><text:span text:style-name="T1">Overview</text:span></text:p>
      <text:p text:style-name="P4"/>
      <text:p text:style-name="Standard"><text:span text:style-name="T4">CGJ Theme</text:span></text:p>
      <text:p text:style-name="Standard"><text:span text:style-name="T3">The Game is a Liar</text:span></text:p>
      <text:p text:style-name="P2"/>
      <text:p text:style-name="Standard"><text:span text:style-name="T1">Genre &amp; Setting</text:span></text:p>
      <text:p text:style-name="Standard"><text:soft-page-break/>Cimex Mortis(CM) is a 3D, ¾ camera view loot and shooter where you play an alien nano-bot tasked with destroying a human from the inside. <text:s/>The game takes inspiration from games like Asteroids and Flow. <text:s/>The main gameplay loop consists of the player using the mouse and keyboard to move their virus character around an arena shooting enemies, collecting blob-loot pickups in order to charge it energy pack, and finally explode all the energy out, destroying the cell level. <text:s/></text:p>
      <text:p text:style-name="Standard"/>
      <text:p text:style-name="Standard"><text:span text:style-name="T1">Core Game Mechanics</text:span></text:p>
      <text:p text:style-name="Standard"><text:s/>1 - Main-Overworld Map is a giant Hex-Grid connecting all game levels together, including boss levels. <text:s/>Player starts at the beginning Hex-Space, a tutorial level, and slowly works his way up to the final Boss Hex-Space. <text:s/>Player can only move one Hex-Space at a time, and only on spaces next to a Hex-Space the player has already beaten. <text:s/>When it comes to Boss-Spaces, the player receives a bonus to damage for every Hex-Space beaten that touches the Boss-Space, max of 6. <text:s/>This also applies to the Final Boss-Space, the player receives a bonus for every Boss-Space defeated. </text:p>
      <text:p text:style-name="Standard"/>
      <text:p text:style-name="Standard">2 - Each Hex-Space Level is a single Hex-Shaped arena, where the player must battle and collect blobs. <text:s/>Once the player has collected enough energy from blobs, they can erupt the pack on the characters back, destroying the Hex-Level. <text:s/>Every Hex-Level has health points, and in order to beat the level the character must use their AOE blast to damage the level. <text:s/>Once the level’s health is 0, it’s destroyed and the player wins and is put back to the Main-Overworld Map. <text:s/>In Boss-Hex-Spaces, the player must destroy both the boss and the level in order to win.</text:p>
      <text:p text:style-name="Standard"/>
      <text:p text:style-name="Standard">3 - The Player controls the main character using the keyboard and mouse, later versions may include other controllers such as touch-screen(mobile) or x-box style controller. <text:s/>Main controles include:</text:p>
      <text:p text:style-name="Standard"><text:tab/>W - Move main character in the screens up direction.</text:p>
      <text:p text:style-name="Standard"><text:tab/>S - Move main character in the screens down direction.</text:p>
      <text:p text:style-name="Standard"><text:tab/>A - Move main character in the screens left direction.</text:p>
      <text:p text:style-name="Standard"><text:tab/>D - Move main character in the screens right direction.</text:p>
      <text:p text:style-name="Standard"><text:tab/>Left Mouse Click - Uses some character energy to shoot a bolt of energy(breaks up larger blobs).</text:p>
      <text:p text:style-name="Standard"><text:tab/>Right Mouse Click - Character sucks in all objects to her, and absorbs any blobs of the right size.</text:p>
      <text:p text:style-name="Standard"><text:tab/>SpaceBar - Tapping Space Bar while moving in any direction will teleport the character a short distance. <text:s/>Can avoid enemies, objects and anything that can damage the player.</text:p>
      <text:p text:style-name="Standard"><text:tab/>F - When Character’s energy at max, holding F will overload the energy pack on their back, and explode, destroying the level, or causing large AOE(area of effect) damage to enemies and bosses.</text:p>
      <text:p text:style-name="Standard"/>
      <text:p text:style-name="Standard">4 - Player Character stats include; health, energy, attack, and mov-speed.</text:p>
      <text:p text:style-name="Standard"><text:tab/>Health - When a characters health reaches zero, they die and player restarts to Overworld Map.</text:p>
      <text:p text:style-name="Standard"><text:tab/>Energy - Characters energy starts at zero and fills up as the player absorbs blob energy. <text:s/>When it reaches max level, or at any point after 50%+, the player can activate an AOE blast that damages everything around the character. <text:s/>At max level, it does direct damage to the Hex-Level. <text:s/>Levels have their own health points, some can be destroyed with 50% energy, while others require two full blasts, depending on difficulty. <text:s/>The Energy attacks damage scales with the amount of energy the player has collected. <text:s/>At 1% collected, they only do 1% damage, while at 100% they do 100% damage with the AOE blast. <text:s/>When a player defeats a boss, it increases the added bonus stat for the AOE blast attack by 10% for each boss defeated. <text:s/>If the player has defeated 3 bosses, than on the 4 boss, the player’s AOE blast will do an extra 30% damage, at max energy the blast will do 130% damage than normal.</text:p>
      <text:p text:style-name="Standard"><text:tab/>Attack - Amount of damage the characters main weapon does. <text:s/>Also has a bonus stat that is added to the main stat, depending on the amount of Hex-Spaces that are destroyed around the current Hex-Space they player is currently in. <text:s/>Up to 60% damage increase.</text:p>
      <text:p text:style-name="Standard"><text:soft-page-break/><text:tab/>Mov-Speed - This stat determines how fast the character can move through the fluid levels, and how fast they can turn towards the mouse cursor. <text:s/>Some levels have thicker fluid in them, so it decreases the player’s mov-speed stat. <text:s/>The stat also has a bonus stat that is added in the same way as the Attack stat. <text:s/>The more levels that are destroyed surrounding the level the player is currently in, the more bonus stat is increased, up to 60% faster speed.</text:p>
      <text:p text:style-name="Standard"/>
      <text:p text:style-name="Standard">5 - Win/Lose Conditions - In order to win and beat the game, the player must destroy the final boss. <text:s/>The player is given a set number of lives, and looses a life every time they die during a level. <text:s/>If a player looses all his lives than they lose the game. <text:s/>The player can avoid loosing the game by defeating bosses. <text:s/>Bosses act as checkpoints. <text:s/>Everytime you defeat a boss, you unlock that Hex-Space as a checkpoint, so if the player looses all his lives, he’ll reset it progress back to the boss Hex-Space. <text:s/>So there is only perma-death if the player can’t defeat the first boss in the game.</text:p>
      <text:p text:style-name="Standard"/>
      <text:p text:style-name="Standard">6 - Rating System - The player is given a rating everytime he completes a condition in the game. <text:s/>During each level, the player receives points for defeating enemies, causing damage and absorbing energy. <text:s/>There is also a timer that counts how long it takes to defeat a level. <text:s/>The player receives more points by defeating the level as fast as possible. <text:s/>At the end of a level, or boss stage, the player receives a rating from C,B,A,S, and top rating SS. <text:s/>If the player gets an SS rating, they gain an extra life and bonus points. <text:s/>This point and rating system can eventually be used to unlock easter eggs, game extras, achievements and even post to a leader board. </text:p>
      <text:p text:style-name="Standard"/>
      <text:p text:style-name="Standard"><text:span text:style-name="T1">Targeted Platform</text:span></text:p>
      <text:p text:style-name="Standard">CM is being created to be run on Windows based PC systems. <text:s/></text:p>
      <text:p text:style-name="Standard"/>
      <text:p text:style-name="Standard"><text:span text:style-name="T1">Project Scope</text:span></text:p>
      <text:p text:style-name="Standard">CM is being created for the Community Game Jam on itchio, starting on August 24, 2019 at 3pm EST and submitted by August 31, 2019 at 3pm EST. <text:s/>Projected Timeline:</text:p>
      <text:p text:style-name="Standard"/>
      <text:p text:style-name="Standard">1 - Aug 24 - 25 - Brainstorm, design and lockdown the main game mechanics. <text:s/>Write up version 0.1a of the main GDD.</text:p>
      <text:p text:style-name="Standard">2 - Aug 25 - 30 - Code, Develope, Model, Animate, BUILD THIS SUCKA!</text:p>
      <text:p text:style-name="Standard">3 - Aug 30 - 31 - Play test, debug, polish game, and make final build of game.</text:p>
      <text:p text:style-name="Standard"/>
      <text:p text:style-name="Standard"><text:span text:style-name="T1">Game Influences</text:span></text:p>
      <text:p text:style-name="Standard">1 - Flow for the PSP: <text:a xlink:type="simple" xlink:href="https://www.youtube.com/watch?v=RuwS9IA8i6A" text:style-name="ListLabel_20_19" text:visited-style-name="ListLabel_20_19"><text:span text:style-name="T5">https://www.youtube.com/watch?v=RuwS9IA8i6A</text:span></text:a></text:p>
      <text:p text:style-name="Standard">2 - Asteroids: <text:a xlink:type="simple" xlink:href="https://www.youtube.com/watch?v=whXHjzHkEtg" text:style-name="ListLabel_20_19" text:visited-style-name="ListLabel_20_19"><text:span text:style-name="T5">https://www.youtube.com/watch?v=whXHjzHkEtg</text:span></text:a></text:p>
      <text:p text:style-name="Standard">3 - Starfighter Sanvein: <text:a xlink:type="simple" xlink:href="https://www.youtube.com/watch?v=KgNtdROM1_M" text:style-name="ListLabel_20_19" text:visited-style-name="ListLabel_20_19"><text:span text:style-name="T5">https://www.youtube.com/watch?v=KgNtdROM1_M</text:span></text:a></text:p>
      <text:p text:style-name="Standard"/>
      <text:p text:style-name="Standard"><text:soft-page-break/><text:span text:style-name="T1">Project Description</text:span></text:p>
      <text:p text:style-name="Standard">In Cimex Mortis you play as a highly advanced alien nano-bot sent to destroy a terrain body from the inside. <text:s/>At least that’s what is actually happening. <text:s/>From the very start, the player is tricked into thinking they are a human soldier, sent into an alien hive in order to eradicate the invaders and kill the queen. <text:s/>Throughout play, the game will encourage the player to kill all alien bodies and absorb their own energy, in order to destroy the queen ship, piece by piece, until arriving at the queen to deliver the final blow. <text:s/>The player will be tasked with destroying main ship systems, such as propulsion systems, energy converters, main energy delivery systems, and finally the main alien computer systems...but in actuality they are human body systems such as the heart, lungs, and brain. <text:s/>Once the player has ended the alien menace and killed the queen, the final reveal will show the player they were the bad-guy all along, they were the alien, killing a human, and in short, helping start a microscopic alien invasion of earth. <text:s/>In the end, all humans die, and long live the alien empire!</text:p>
      <text:p text:style-name="Standard"/>
      <text:p text:style-name="Standard"><text:span text:style-name="T1">What Sets this Project Apart</text:span></text:p>
      <text:p text:style-name="Standard">Compared to what we can assume about other entries, which use the unity engine, CM will set itself apart in several areas;</text:p>
      <text:p text:style-name="Standard">1 - Coded from scratch, more freedom and control over all aspects of the game, including easier to optimize and graphics.</text:p>
      <text:p text:style-name="Standard">2 - Highly skilled team of talented TGCKnights, destined to rule all space and time, with the might and veracity of a Rankor beast!</text:p>
      <text:p text:style-name="Standard"/>
      <text:p text:style-name="Standard"><text:span text:style-name="T1">Story and Gameplay Implementation</text:span></text:p>
      <text:p text:style-name="Standard"><text:span text:style-name="T3">This is for whoever is going to take on storytelling duties.</text:span></text:p>
      <text:p text:style-name="P2"/>
      <text:p text:style-name="Standard"><text:span text:style-name="T1">2D</text:span></text:p>
      <text:p text:style-name="Standard"><text:span text:style-name="T3">Will edit as we develop what we need to build for the game.</text:span></text:p>
      <text:p text:style-name="Standard"><text:span text:style-name="T4"><text:tab/>- Textures</text:span></text:p>
      <text:p text:style-name="Standard"><text:span text:style-name="T4"><text:tab/>- GUI</text:span></text:p>
      <text:p text:style-name="Standard"><text:span text:style-name="T4"><text:tab/>- Hex-Grid Map</text:span></text:p>
      <text:p text:style-name="Standard"><text:span text:style-name="T4"><text:tab/>- Etc.</text:span></text:p>
      <text:p text:style-name="P4"/>
      <text:p text:style-name="Standard"><text:span text:style-name="T1">3D</text:span></text:p>
      <text:p text:style-name="Standard"><text:span text:style-name="T3">Will edit as we develop what we need to build for the game.</text:span></text:p>
      <text:p text:style-name="P5"><text:tab/><text:span text:style-name="T4">- Main Character</text:span></text:p>
      <text:p text:style-name="P5"><text:soft-page-break/><text:span text:style-name="T4"><text:tab/>- Hex - Level Arenas</text:span></text:p>
      <text:p text:style-name="P5"><text:span text:style-name="T4"><text:tab/>- Enemies</text:span></text:p>
      <text:p text:style-name="P5"><text:span text:style-name="T4"><text:tab/>- Blobs</text:span></text:p>
      <text:p text:style-name="P5"><text:span text:style-name="T4"><text:tab/>- Environment Art</text:span></text:p>
      <text:p text:style-name="P6"/>
      <text:p text:style-name="P5"><text:span text:style-name="T1">Sound</text:span></text:p>
      <text:p text:style-name="Standard"><text:span text:style-name="T3">Will edit as we develop what we need to build for the game.</text:span></text:p>
      <text:p text:style-name="Standard"><text:tab/><text:span text:style-name="T4">- Ambient Sounds</text:span></text:p>
      <text:p text:style-name="Standard"><text:span text:style-name="T4"><text:tab/>- Character SFX</text:span></text:p>
      <text:p text:style-name="Standard"><text:span text:style-name="T4"><text:tab/>- Enemy SFX</text:span></text:p>
      <text:p text:style-name="Standard"><text:span text:style-name="T4"><text:tab/>- UI SFX</text:span></text:p>
      <text:p text:style-name="P4"/>
      <text:p text:style-name="Standard"><text:span text:style-name="T1">Music</text:span></text:p>
      <text:p text:style-name="Standard"><text:span text:style-name="T3">Can anyone make music? :/</text:span></text:p>
      <text:p text:style-name="P2"/>
      <text:p text:style-name="Standard"><text:span text:style-name="T1">Team Jobs Breakdown</text:span></text:p>
      <text:p text:style-name="Standard"><text:span text:style-name="T3">Everyone edit your name under the categories you’ll be working on, and we’ll go from there.</text:span></text:p>
      <text:p text:style-name="P4"/>
      <text:p text:style-name="Standard"><text:span text:style-name="T4">Coding Team &amp; Jobs</text:span></text:p>
      <text:p text:style-name="P4"/>
      <text:p text:style-name="Standard"><text:span text:style-name="T4">2D Team &amp; Jobs</text:span></text:p>
      <text:p text:style-name="P4"><text:soft-page-break/></text:p>
      <text:p text:style-name="Standard"><text:span text:style-name="T4">3D Team &amp; Jobs</text:span></text:p>
      <text:p text:style-name="P4"/>
      <text:p text:style-name="Standard"><text:span text:style-name="T4">Animation Team &amp; Jobs</text:span></text:p>
      <text:p text:style-name="P4"/>
      <text:p text:style-name="Standard"><text:span text:style-name="T4">Sound Team &amp; Jobs</text:span></text:p>
      <text:p text:style-name="P4"/>
      <text:p text:style-name="Standard"><text:span text:style-name="T4">Music Team &amp; Jobs</text:span></text:p>
      <text:p text:style-name="P4"/>
      <text:p text:style-name="Standard"><text:span text:style-name="T1">Schedule</text:span></text:p>
      <text:p text:style-name="P4"/>
      <text:p text:style-name="Standard"><text:span text:style-name="T4">Aug 24 </text:span></text:p>
      <text:list xml:id="list573367035" text:style-name="WWNum1">
        <text:list-item>
          <text:p text:style-name="P7">Create CM GDD</text:p>
        </text:list-item>
      </text:list>
      <text:p text:style-name="P5"><text:span text:style-name="T4">Aug 25</text:span></text:p>
      <text:p text:style-name="P5"><text:span text:style-name="T4">Aug 26</text:span></text:p>
      <text:p text:style-name="P5"><text:span text:style-name="T4">Aug 27</text:span></text:p>
      <text:p text:style-name="P5"><text:span text:style-name="T4">Aug 28</text:span></text:p>
      <text:p text:style-name="P5"><text:span text:style-name="T4">Aug 29</text:span></text:p>
      <text:p text:style-name="P5"><text:span text:style-name="T4">Aug 30</text:span></text:p>
      <text:p text:style-name="P5"><text:span text:style-name="T4">Aug 31 </text:span></text:p>
      <text:list xml:id="list2831626940" text:style-name="WWNum2">
        <text:list-item>
          <text:p text:style-name="P8">Create final build and submit entry to CGJ page.</text:p>
        </text:list-item>
      </text:list>
      <text:p text:style-name="P6"><text:soft-page-break/></text:p>
      <text:p text:style-name="Standard"/>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4" meta:word-count="1581" meta:character-count="8888" meta:non-whitespace-character-count="7324"/>
    <meta:generator>LibreOfficeDev/6.0.5.2$Linux_X86_64 LibreOffice_project/</meta:generator>
  </office:meta>
</office:document-meta>
</file>